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Georgia" svg:font-family="Georgia, Palatino, 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arial" svg:font-family="arial, sans-serif"/>
  </office:font-face-decls>
  <office:automatic-styles>
    <style:style style:name="Table25" style:family="table">
      <style:table-properties style:width="17cm" table:align="margins" style:writing-mode="lr-tb"/>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5.A2" style:family="table-cell">
      <style:table-cell-properties fo:padding="0.097cm" fo:border-left="0.5pt solid #000000" fo:border-right="0.5pt solid #000000" fo:border-top="none" fo:border-bottom="0.5pt solid #000000"/>
    </style:style>
    <style:style style:name="Table24" style:family="table">
      <style:table-properties style:width="17cm" table:align="margins" style:writing-mode="lr-tb"/>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5pt solid #000000" fo:border-right="none" fo:border-top="0.5pt solid #000000" fo:border-bottom="0.5pt solid #000000"/>
    </style:style>
    <style:style style:name="Table24.B1" style:family="table-cell">
      <style:table-cell-properties fo:padding="0.097cm" fo:border="0.5pt solid #000000"/>
    </style:style>
    <style:style style:name="Table24.A2" style:family="table-cell">
      <style:table-cell-properties fo:padding="0.097cm" fo:border-left="0.5pt solid #000000" fo:border-right="none" fo:border-top="none" fo:border-bottom="0.5pt solid #000000"/>
    </style:style>
    <style:style style:name="Table24.B2" style:family="table-cell">
      <style:table-cell-properties fo:padding="0.097cm" fo:border-left="0.5pt solid #000000" fo:border-right="0.5pt solid #000000" fo:border-top="none" fo:border-bottom="0.5pt solid #000000"/>
    </style:style>
    <style:style style:name="Table24.5" style:family="table-row">
      <style:table-row-properties style:min-row-height="0.785cm"/>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5pt solid #000000"/>
    </style:style>
    <style:style style:name="P1" style:family="paragraph" style:parent-style-name="Heading_20_1">
      <style:paragraph-properties fo:break-before="page"/>
      <style:text-properties officeooo:rsid="0017a017" officeooo:paragraph-rsid="0003079d"/>
    </style:style>
    <style:style style:name="P2" style:family="paragraph" style:parent-style-name="Standard">
      <style:text-properties officeooo:rsid="0017a017" officeooo:paragraph-rsid="0003079d"/>
    </style:style>
    <style:style style:name="P3" style:family="paragraph" style:parent-style-name="Table_20_Contents">
      <style:text-properties officeooo:rsid="0017a017" officeooo:paragraph-rsid="0003079d"/>
    </style:style>
    <style:style style:name="P4" style:family="paragraph" style:parent-style-name="Heading_20_2">
      <style:text-properties officeooo:paragraph-rsid="0003079d"/>
    </style:style>
    <style:style style:name="P5" style:family="paragraph" style:parent-style-name="Standard">
      <style:text-properties officeooo:paragraph-rsid="0003079d"/>
    </style:style>
    <style:style style:name="P6" style:family="paragraph" style:parent-style-name="Table_20_Contents">
      <style:text-properties officeooo:paragraph-rsid="0003079d"/>
    </style:style>
    <style:style style:name="P7" style:family="paragraph" style:parent-style-name="Heading_20_2">
      <style:paragraph-properties fo:break-before="page"/>
      <style:text-properties officeooo:paragraph-rsid="0003079d"/>
    </style:style>
    <style:style style:name="P8" style:family="paragraph" style:parent-style-name="Heading_20_1">
      <style:text-properties officeooo:paragraph-rsid="0003079d"/>
    </style:style>
    <style:style style:name="P9" style:family="paragraph" style:parent-style-name="Standard">
      <style:text-properties officeooo:rsid="001a2d40" officeooo:paragraph-rsid="0003079d"/>
    </style:style>
    <style:style style:name="P10" style:family="paragraph" style:parent-style-name="Heading_20_2">
      <style:text-properties officeooo:rsid="001a2d40" officeooo:paragraph-rsid="0003079d"/>
    </style:style>
    <style:style style:name="P11" style:family="paragraph" style:parent-style-name="Standard">
      <style:text-properties officeooo:rsid="001a2d40" officeooo:paragraph-rsid="002ac034"/>
    </style:style>
    <style:style style:name="P12" style:family="paragraph" style:parent-style-name="Heading_20_3">
      <style:text-properties officeooo:rsid="001a2d40" officeooo:paragraph-rsid="002ac034"/>
    </style:style>
    <style:style style:name="P13" style:family="paragraph" style:parent-style-name="Standard">
      <style:text-properties officeooo:rsid="001a2d40" officeooo:paragraph-rsid="004bd1ff"/>
    </style:style>
    <style:style style:name="P14" style:family="paragraph" style:parent-style-name="Standard">
      <style:text-properties officeooo:rsid="001c0979" officeooo:paragraph-rsid="0003079d"/>
    </style:style>
    <style:style style:name="P15" style:family="paragraph" style:parent-style-name="Table_20_Contents">
      <style:text-properties officeooo:rsid="001c0979" officeooo:paragraph-rsid="0003079d"/>
    </style:style>
    <style:style style:name="P16" style:family="paragraph" style:parent-style-name="Standard">
      <style:text-properties fo:color="#000000" loext:opacity="100%" officeooo:rsid="0010f05e" officeooo:paragraph-rsid="000fac02"/>
    </style:style>
    <style:style style:name="P17" style:family="paragraph" style:parent-style-name="Standard">
      <style:text-properties fo:color="#000000" loext:opacity="100%" fo:font-weight="bold" officeooo:rsid="0019b78f" officeooo:paragraph-rsid="0019b78f" style:font-weight-asian="bold" style:font-weight-complex="bold"/>
    </style:style>
    <style:style style:name="P18" style:family="paragraph" style:parent-style-name="Standard">
      <style:text-properties fo:color="#000000" loext:opacity="100%" fo:font-weight="bold" officeooo:rsid="0019b78f" officeooo:paragraph-rsid="002e8071" style:font-weight-asian="bold" style:font-weight-complex="bold"/>
    </style:style>
    <style:style style:name="P19" style:family="paragraph" style:parent-style-name="Standard">
      <style:text-properties fo:color="#000000" loext:opacity="100%" fo:font-weight="bold" officeooo:rsid="001a8667" officeooo:paragraph-rsid="001a8667" style:font-weight-asian="bold" style:font-weight-complex="bold"/>
    </style:style>
    <style:style style:name="P20" style:family="paragraph" style:parent-style-name="Standard">
      <style:text-properties fo:color="#000000" loext:opacity="100%" fo:font-weight="bold" officeooo:rsid="00197dcb" officeooo:paragraph-rsid="001c4962" style:font-weight-asian="bold" style:font-weight-complex="bold"/>
    </style:style>
    <style:style style:name="P21" style:family="paragraph" style:parent-style-name="Standard">
      <style:text-properties fo:color="#000000" loext:opacity="100%" officeooo:rsid="001dcd7b" officeooo:paragraph-rsid="00117cd9"/>
    </style:style>
    <style:style style:name="P22" style:family="paragraph" style:parent-style-name="Standard">
      <style:text-properties fo:color="#000000" loext:opacity="100%" officeooo:rsid="001dcd7b" officeooo:paragraph-rsid="00270069"/>
    </style:style>
    <style:style style:name="P23" style:family="paragraph" style:parent-style-name="Standard">
      <style:text-properties fo:color="#000000" loext:opacity="100%" officeooo:rsid="001dcd7b" officeooo:paragraph-rsid="001c4962"/>
    </style:style>
    <style:style style:name="P24" style:family="paragraph" style:parent-style-name="Standard">
      <style:text-properties fo:color="#000000" loext:opacity="100%" fo:font-style="italic" fo:font-weight="normal" officeooo:rsid="000d797d" officeooo:paragraph-rsid="002854d1" style:font-style-asian="italic" style:font-weight-asian="normal" style:font-style-complex="italic" style:font-weight-complex="normal"/>
    </style:style>
    <style:style style:name="P25" style:family="paragraph" style:parent-style-name="Standard">
      <style:text-properties fo:color="#000000" loext:opacity="100%" fo:font-style="italic" fo:font-weight="normal" officeooo:rsid="00337133" officeooo:paragraph-rsid="00337133" style:font-style-asian="italic" style:font-weight-asian="normal" style:font-style-complex="italic" style:font-weight-complex="normal"/>
    </style:style>
    <style:style style:name="P26" style:family="paragraph" style:parent-style-name="Standard">
      <style:text-properties fo:color="#000000" loext:opacity="100%" fo:font-weight="normal" officeooo:rsid="0019da02" officeooo:paragraph-rsid="0019da02" style:font-weight-asian="normal" style:font-weight-complex="normal"/>
    </style:style>
    <style:style style:name="P27" style:family="paragraph" style:parent-style-name="Standard">
      <style:text-properties fo:color="#000000" loext:opacity="100%" fo:font-weight="normal" officeooo:rsid="0019da02" officeooo:paragraph-rsid="002854d1" style:font-weight-asian="normal" style:font-weight-complex="normal"/>
    </style:style>
    <style:style style:name="P28" style:family="paragraph" style:parent-style-name="Standard">
      <style:text-properties fo:color="#000000" loext:opacity="100%" fo:font-weight="normal" officeooo:rsid="000d797d" officeooo:paragraph-rsid="001a8667" style:font-weight-asian="normal" style:font-weight-complex="normal"/>
    </style:style>
    <style:style style:name="P29" style:family="paragraph" style:parent-style-name="Standard">
      <style:text-properties fo:color="#000000" loext:opacity="100%" officeooo:rsid="00197dcb" officeooo:paragraph-rsid="000fac02"/>
    </style:style>
    <style:style style:name="P30" style:family="paragraph" style:parent-style-name="Standard">
      <style:text-properties fo:color="#000000" loext:opacity="100%" officeooo:rsid="00197dcb" officeooo:paragraph-rsid="001c4962"/>
    </style:style>
    <style:style style:name="P31" style:family="paragraph" style:parent-style-name="Standard">
      <style:text-properties fo:color="#000000" loext:opacity="100%" officeooo:rsid="00197dcb" officeooo:paragraph-rsid="0019b78f"/>
    </style:style>
    <style:style style:name="P32" style:family="paragraph" style:parent-style-name="Standard">
      <style:text-properties fo:color="#000000" loext:opacity="100%" officeooo:rsid="002e8071" officeooo:paragraph-rsid="002e8071"/>
    </style:style>
    <style:style style:name="P33" style:family="paragraph" style:parent-style-name="Standard">
      <style:text-properties fo:color="#000000" loext:opacity="100%" officeooo:rsid="00191934" officeooo:paragraph-rsid="0019b78f"/>
    </style:style>
    <style:style style:name="P34" style:family="paragraph" style:parent-style-name="Standard">
      <style:text-properties fo:color="#000000" loext:opacity="100%" officeooo:rsid="0019b78f" officeooo:paragraph-rsid="0019b78f"/>
    </style:style>
    <style:style style:name="P35" style:family="paragraph" style:parent-style-name="Standard">
      <style:text-properties fo:color="#000000" loext:opacity="100%" officeooo:rsid="0005b153" officeooo:paragraph-rsid="0019b78f"/>
    </style:style>
    <style:style style:name="P36" style:family="paragraph" style:parent-style-name="Standard">
      <style:text-properties fo:color="#000000" loext:opacity="100%" style:text-underline-style="solid" style:text-underline-width="auto" style:text-underline-color="font-color" fo:font-weight="bold" officeooo:rsid="00324b3a" officeooo:paragraph-rsid="00324b3a" style:font-weight-asian="bold" style:font-weight-complex="bold"/>
    </style:style>
    <style:style style:name="P37" style:family="paragraph" style:parent-style-name="Standard">
      <style:text-properties fo:color="#000000" loext:opacity="100%" officeooo:rsid="00361b15" officeooo:paragraph-rsid="00361b15"/>
    </style:style>
    <style:style style:name="P38" style:family="paragraph" style:parent-style-name="Standard">
      <style:text-properties fo:color="#000000" loext:opacity="100%" officeooo:rsid="0037f3f2" officeooo:paragraph-rsid="003b1a9e"/>
    </style:style>
    <style:style style:name="P39" style:family="paragraph" style:parent-style-name="Standard">
      <style:text-properties fo:color="#000000" loext:opacity="100%" officeooo:rsid="00394847" officeooo:paragraph-rsid="0037f3f2"/>
    </style:style>
    <style:style style:name="P40" style:family="paragraph" style:parent-style-name="Standard">
      <style:text-properties fo:color="#000000" loext:opacity="100%" officeooo:rsid="00394847" officeooo:paragraph-rsid="003b1a9e"/>
    </style:style>
    <style:style style:name="P41" style:family="paragraph" style:parent-style-name="Standard">
      <style:text-properties officeooo:rsid="0010f05e" officeooo:paragraph-rsid="0003079d"/>
    </style:style>
    <style:style style:name="P42" style:family="paragraph" style:parent-style-name="Table_20_Contents">
      <style:text-properties officeooo:rsid="001dcd7b" officeooo:paragraph-rsid="0003079d"/>
    </style:style>
    <style:style style:name="P43" style:family="paragraph" style:parent-style-name="Standard">
      <style:text-properties style:text-underline-style="solid" style:text-underline-width="auto" style:text-underline-color="font-color" officeooo:rsid="001c0979" officeooo:paragraph-rsid="0003079d"/>
    </style:style>
    <style:style style:name="P44" style:family="paragraph" style:parent-style-name="Standard">
      <style:paragraph-properties fo:margin-top="0cm" fo:margin-bottom="0cm" style:contextual-spacing="false" fo:line-height="200%"/>
      <style:text-properties officeooo:paragraph-rsid="0003079d"/>
    </style:style>
    <style:style style:name="P45" style:family="paragraph" style:parent-style-name="Standard">
      <style:text-properties fo:color="#c9211e" loext:opacity="100%" officeooo:rsid="00197dcb" officeooo:paragraph-rsid="0003079d"/>
    </style:style>
    <style:style style:name="P46" style:family="paragraph" style:parent-style-name="Standard">
      <style:text-properties fo:color="#c9211e" loext:opacity="100%" style:text-underline-style="solid" style:text-underline-width="auto" style:text-underline-color="font-color" officeooo:rsid="00191934" officeooo:paragraph-rsid="0019b78f"/>
    </style:style>
    <style:style style:name="P47" style:family="paragraph" style:parent-style-name="Standard">
      <style:text-properties fo:color="#c9211e" loext:opacity="100%" officeooo:rsid="000baf0a"/>
    </style:style>
    <style:style style:name="P48" style:family="paragraph" style:parent-style-name="Standard">
      <style:text-properties officeooo:rsid="000f9502" officeooo:paragraph-rsid="000fac02"/>
    </style:style>
    <style:style style:name="P49" style:family="paragraph" style:parent-style-name="Standard">
      <style:text-properties fo:color="#111111" loext:opacity="100%" officeooo:rsid="0005b153" officeooo:paragraph-rsid="00077383"/>
    </style:style>
    <style:style style:name="P50" style:family="paragraph" style:parent-style-name="Standard">
      <style:text-properties fo:color="#111111" loext:opacity="100%" officeooo:rsid="0005b153" officeooo:paragraph-rsid="001e89ad"/>
    </style:style>
    <style:style style:name="P51" style:family="paragraph" style:parent-style-name="Standard">
      <style:text-properties fo:color="#111111" loext:opacity="100%" officeooo:rsid="0005b153" officeooo:paragraph-rsid="002854d1"/>
    </style:style>
    <style:style style:name="P52" style:family="paragraph" style:parent-style-name="Standard">
      <style:text-properties fo:color="#111111" loext:opacity="100%" officeooo:rsid="0005b153" officeooo:paragraph-rsid="000d797d"/>
    </style:style>
    <style:style style:name="P53" style:family="paragraph" style:parent-style-name="Standard">
      <style:text-properties fo:color="#111111" loext:opacity="100%" fo:font-weight="bold" officeooo:rsid="0005b153" officeooo:paragraph-rsid="002854d1" style:font-weight-asian="bold" style:font-weight-complex="bold"/>
    </style:style>
    <style:style style:name="P54" style:family="paragraph" style:parent-style-name="Standard">
      <style:text-properties fo:color="#111111" loext:opacity="100%" fo:font-weight="bold" officeooo:rsid="0019b78f" officeooo:paragraph-rsid="0019b78f" style:font-weight-asian="bold" style:font-weight-complex="bold"/>
    </style:style>
    <style:style style:name="P55" style:family="paragraph" style:parent-style-name="Standard">
      <style:text-properties fo:color="#111111" loext:opacity="100%" officeooo:rsid="00077383" officeooo:paragraph-rsid="001e89ad"/>
    </style:style>
    <style:style style:name="P56" style:family="paragraph" style:parent-style-name="Standard">
      <style:text-properties officeooo:rsid="000d797d" officeooo:paragraph-rsid="000d797d"/>
    </style:style>
    <style:style style:name="P57" style:family="paragraph" style:parent-style-name="Standard">
      <style:text-properties fo:font-weight="bold" officeooo:rsid="0019b78f" officeooo:paragraph-rsid="0019b78f" style:font-weight-asian="bold" style:font-weight-complex="bold"/>
    </style:style>
    <style:style style:name="P58" style:family="paragraph" style:parent-style-name="Standard">
      <style:text-properties fo:font-weight="bold" officeooo:rsid="002a3728" officeooo:paragraph-rsid="002a3728" style:font-weight-asian="bold" style:font-weight-complex="bold"/>
    </style:style>
    <style:style style:name="P59" style:family="paragraph" style:parent-style-name="Standard">
      <style:text-properties fo:font-weight="bold" officeooo:rsid="00361b15" officeooo:paragraph-rsid="00361b15" style:font-weight-asian="bold" style:font-weight-complex="bold"/>
    </style:style>
    <style:style style:name="P60" style:family="paragraph" style:parent-style-name="Standard">
      <style:text-properties officeooo:rsid="001e89ad" officeooo:paragraph-rsid="001e89ad"/>
    </style:style>
    <style:style style:name="P61" style:family="paragraph" style:parent-style-name="Standard">
      <style:text-properties officeooo:rsid="00200a3f" officeooo:paragraph-rsid="00200a3f"/>
    </style:style>
    <style:style style:name="P62" style:family="paragraph" style:parent-style-name="Standard">
      <style:text-properties fo:color="#ff0000" loext:opacity="100%" fo:font-style="italic" fo:font-weight="normal" officeooo:rsid="001e89ad" officeooo:paragraph-rsid="001e89ad" style:font-style-asian="italic" style:font-weight-asian="normal" style:font-style-complex="italic" style:font-weight-complex="normal"/>
    </style:style>
    <style:style style:name="P63" style:family="paragraph" style:parent-style-name="Standard">
      <style:text-properties fo:color="#ff0000" loext:opacity="100%" fo:font-style="italic" fo:font-weight="normal" officeooo:rsid="001e89ad" officeooo:paragraph-rsid="00270069" style:font-style-asian="italic" style:font-weight-asian="normal" style:font-style-complex="italic" style:font-weight-complex="normal"/>
    </style:style>
    <style:style style:name="P64" style:family="paragraph" style:parent-style-name="Standard">
      <style:text-properties fo:color="#ff0000" loext:opacity="100%" fo:font-style="italic" fo:font-weight="normal" officeooo:rsid="0019da02" officeooo:paragraph-rsid="00270069" style:font-style-asian="italic" style:font-weight-asian="normal" style:font-style-complex="italic" style:font-weight-complex="normal"/>
    </style:style>
    <style:style style:name="P65" style:family="paragraph" style:parent-style-name="Standard">
      <style:text-properties officeooo:rsid="002a3728" officeooo:paragraph-rsid="002a3728"/>
    </style:style>
    <style:style style:name="P66" style:family="paragraph" style:parent-style-name="Standard">
      <style:paragraph-properties fo:break-before="page"/>
      <style:text-properties officeooo:rsid="00361b15" officeooo:paragraph-rsid="00361b15"/>
    </style:style>
    <style:style style:name="P67" style:family="paragraph" style:parent-style-name="Standard">
      <style:text-properties officeooo:rsid="00361b15" officeooo:paragraph-rsid="00361b15"/>
    </style:style>
    <style:style style:name="P68" style:family="paragraph" style:parent-style-name="Standard">
      <style:text-properties officeooo:paragraph-rsid="00361b15"/>
    </style:style>
    <style:style style:name="P69" style:family="paragraph" style:parent-style-name="Standard">
      <style:text-properties officeooo:rsid="003aafe4" officeooo:paragraph-rsid="003aafe4"/>
    </style:style>
    <style:style style:name="P70" style:family="paragraph" style:parent-style-name="List_20_Paragraph">
      <style:paragraph-properties fo:margin-top="0cm" fo:margin-bottom="0cm" style:contextual-spacing="true" fo:line-height="100%" fo:text-align="start" style:justify-single-word="false" fo:orphans="0" fo:widows="0" fo:hyphenation-ladder-count="no-limit"/>
      <style:text-properties officeooo:paragraph-rsid="003f9e37" fo:hyphenate="false" fo:hyphenation-remain-char-count="2" fo:hyphenation-push-char-count="2" loext:hyphenation-no-caps="false" loext:hyphenation-no-last-word="false" loext:hyphenation-word-char-count="no-limit" loext:hyphenation-zone="no-limit"/>
    </style:style>
    <style:style style:name="P71" style:family="paragraph" style:parent-style-name="Standard">
      <style:text-properties officeooo:rsid="001a2d40" officeooo:paragraph-rsid="00077383" fo:background-color="#ffff00"/>
    </style:style>
    <style:style style:name="P72" style:family="paragraph" style:parent-style-name="Standard">
      <style:text-properties officeooo:rsid="001a2d40" officeooo:paragraph-rsid="0003079d" fo:background-color="#ffff00"/>
    </style:style>
    <style:style style:name="P73" style:family="paragraph" style:parent-style-name="Standard">
      <style:text-properties officeooo:paragraph-rsid="00481fa1"/>
    </style:style>
    <style:style style:name="P74" style:family="paragraph" style:parent-style-name="Standard">
      <style:text-properties officeooo:rsid="001a8667" officeooo:paragraph-rsid="0048d647"/>
    </style:style>
    <style:style style:name="P75" style:family="paragraph" style:parent-style-name="List_20_Paragraph" style:list-style-name="WWNum2"/>
    <style:style style:name="P76"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officeooo:paragraph-rsid="003e2691" fo:hyphenate="false" fo:hyphenation-remain-char-count="2" fo:hyphenation-push-char-count="2" loext:hyphenation-no-caps="false" loext:hyphenation-no-last-word="false" loext:hyphenation-word-char-count="no-limit" loext:hyphenation-zone="no-limit"/>
    </style:style>
    <style:style style:name="P77" style:family="paragraph" style:parent-style-name="List_20_Paragraph">
      <style:paragraph-properties fo:margin-top="0cm" fo:margin-bottom="0cm" style:contextual-spacing="true" fo:line-height="100%" fo:text-align="start" style:justify-single-word="false" fo:orphans="0" fo:widows="0" fo:hyphenation-ladder-count="no-limit"/>
      <style:text-properties officeooo:paragraph-rsid="003f9e37" fo:hyphenate="false" fo:hyphenation-remain-char-count="2" fo:hyphenation-push-char-count="2" loext:hyphenation-no-caps="false" loext:hyphenation-no-last-word="false" loext:hyphenation-word-char-count="no-limit" loext:hyphenation-zone="no-limit"/>
    </style:style>
    <style:style style:name="P78" style:family="paragraph" style:parent-style-name="Standard" style:list-style-name="L1">
      <style:text-properties officeooo:rsid="001dcd7b" officeooo:paragraph-rsid="00117cd9"/>
    </style:style>
    <style:style style:name="P79" style:family="paragraph" style:parent-style-name="Standard" style:list-style-name="L1">
      <style:text-properties officeooo:rsid="0010f05e" officeooo:paragraph-rsid="0013d67e"/>
    </style:style>
    <style:style style:name="P80" style:family="paragraph" style:parent-style-name="Standard" style:list-style-name="L2">
      <style:text-properties fo:color="#000000" loext:opacity="100%" fo:font-weight="normal" officeooo:rsid="0019b78f" officeooo:paragraph-rsid="002e8071" style:font-weight-asian="normal" style:font-weight-complex="normal"/>
    </style:style>
    <style:style style:name="P81" style:family="paragraph" style:parent-style-name="Standard">
      <style:text-properties fo:color="#000000" loext:opacity="100%" fo:font-weight="normal" officeooo:rsid="004c127e" officeooo:paragraph-rsid="004c127e" style:font-weight-asian="normal" style:font-weight-complex="normal"/>
    </style:style>
    <style:style style:name="P82" style:family="paragraph" style:parent-style-name="Standard">
      <style:text-properties fo:color="#000000" loext:opacity="100%" fo:font-weight="bold" officeooo:rsid="0019b78f" officeooo:paragraph-rsid="0019b78f" style:font-weight-asian="bold" style:font-weight-complex="bold"/>
    </style:style>
    <style:style style:name="P83" style:family="paragraph" style:parent-style-name="Standard">
      <style:text-properties officeooo:paragraph-rsid="004f8c96"/>
    </style:style>
    <style:style style:name="P84" style:family="paragraph" style:parent-style-name="Table_20_Contents">
      <style:text-properties officeooo:rsid="004cae73" officeooo:paragraph-rsid="004cae73"/>
    </style:style>
    <style:style style:name="T1" style:family="text">
      <style:text-properties officeooo:rsid="001dcd7b"/>
    </style:style>
    <style:style style:name="T2" style:family="text">
      <style:text-properties officeooo:rsid="0017a017"/>
    </style:style>
    <style:style style:name="T3" style:family="text">
      <style:text-properties fo:color="#ff0000" loext:opacity="100%" officeooo:rsid="00197dcb"/>
    </style:style>
    <style:style style:name="T4" style:family="text">
      <style:text-properties fo:color="#ff0000" loext:opacity="100%" fo:font-weight="normal" officeooo:rsid="0023468d" style:font-weight-asian="normal" style:font-weight-complex="normal"/>
    </style:style>
    <style:style style:name="T5" style:family="text">
      <style:text-properties fo:color="#ff0000" loext:opacity="100%" fo:font-weight="normal" officeooo:rsid="00270069" style:font-weight-asian="normal" style:font-weight-complex="normal"/>
    </style:style>
    <style:style style:name="T6" style:family="text">
      <style:text-properties fo:color="#ff0000" loext:opacity="100%" fo:font-weight="normal" officeooo:rsid="0019da02" style:font-weight-asian="normal" style:font-weight-complex="normal"/>
    </style:style>
    <style:style style:name="T7" style:family="text">
      <style:text-properties officeooo:rsid="00197dcb"/>
    </style:style>
    <style:style style:name="T8" style:family="text">
      <style:text-properties fo:color="#000000" loext:opacity="100%"/>
    </style:style>
    <style:style style:name="T9" style:family="text">
      <style:text-properties fo:color="#000000" loext:opacity="100%" officeooo:rsid="001c0979"/>
    </style:style>
    <style:style style:name="T10" style:family="text">
      <style:text-properties fo:color="#000000" loext:opacity="100%" officeooo:rsid="00197dcb"/>
    </style:style>
    <style:style style:name="T11" style:family="text">
      <style:text-properties fo:color="#000000" loext:opacity="100%" officeooo:rsid="00117cd9"/>
    </style:style>
    <style:style style:name="T12" style:family="text">
      <style:text-properties fo:color="#000000" loext:opacity="100%" officeooo:rsid="0014ca24"/>
    </style:style>
    <style:style style:name="T13" style:family="text">
      <style:text-properties fo:color="#000000" loext:opacity="100%" fo:font-weight="normal" style:font-weight-asian="normal" style:font-weight-complex="normal"/>
    </style:style>
    <style:style style:name="T14" style:family="text">
      <style:text-properties fo:color="#000000" loext:opacity="100%" fo:font-weight="normal" officeooo:rsid="0019da02" style:font-weight-asian="normal" style:font-weight-complex="normal"/>
    </style:style>
    <style:style style:name="T15" style:family="text">
      <style:text-properties fo:color="#000000" loext:opacity="100%" fo:font-weight="normal" officeooo:rsid="000baf0a" style:font-weight-asian="normal" style:font-weight-complex="normal"/>
    </style:style>
    <style:style style:name="T16" style:family="text">
      <style:text-properties fo:color="#000000" loext:opacity="100%" fo:font-weight="normal" officeooo:rsid="000d797d" style:font-weight-asian="normal" style:font-weight-complex="normal"/>
    </style:style>
    <style:style style:name="T17" style:family="text">
      <style:text-properties fo:color="#000000" loext:opacity="100%" fo:font-weight="normal" officeooo:rsid="0023468d" style:font-weight-asian="normal" style:font-weight-complex="normal"/>
    </style:style>
    <style:style style:name="T18" style:family="text">
      <style:text-properties fo:color="#000000" loext:opacity="100%" fo:font-weight="normal" officeooo:rsid="00270069" style:font-weight-asian="normal" style:font-weight-complex="normal"/>
    </style:style>
    <style:style style:name="T19" style:family="text">
      <style:text-properties fo:color="#000000" loext:opacity="100%" fo:font-weight="normal" officeooo:rsid="00319ada" style:font-weight-asian="normal" style:font-weight-complex="normal"/>
    </style:style>
    <style:style style:name="T20" style:family="text">
      <style:text-properties fo:color="#000000" loext:opacity="100%" fo:font-weight="normal" officeooo:rsid="00197dcb" style:font-weight-asian="normal" style:font-weight-complex="normal"/>
    </style:style>
    <style:style style:name="T21" style:family="text">
      <style:text-properties fo:color="#000000" loext:opacity="100%" fo:font-weight="normal" officeooo:rsid="004c127e" style:font-weight-asian="normal" style:font-weight-complex="normal"/>
    </style:style>
    <style:style style:name="T22" style:family="text">
      <style:text-properties fo:color="#000000" loext:opacity="100%" officeooo:rsid="0023468d"/>
    </style:style>
    <style:style style:name="T23" style:family="text">
      <style:text-properties fo:color="#000000" loext:opacity="100%" officeooo:rsid="00270069"/>
    </style:style>
    <style:style style:name="T24" style:family="text">
      <style:text-properties fo:color="#000000" loext:opacity="100%" officeooo:rsid="003cfd70"/>
    </style:style>
    <style:style style:name="T25" style:family="text">
      <style:text-properties fo:color="#000000" loext:opacity="100%" officeooo:rsid="0017a017"/>
    </style:style>
    <style:style style:name="T26" style:family="text">
      <style:text-properties fo:color="#000000" loext:opacity="100%" officeooo:rsid="0010f05e"/>
    </style:style>
    <style:style style:name="T27" style:family="text">
      <style:text-properties fo:color="#000000" loext:opacity="100%" officeooo:rsid="0019da02"/>
    </style:style>
    <style:style style:name="T28" style:family="text">
      <style:text-properties fo:color="#000000" loext:opacity="100%" officeooo:rsid="003c93e7"/>
    </style:style>
    <style:style style:name="T29" style:family="text">
      <style:text-properties fo:color="#000000" loext:opacity="100%" officeooo:rsid="001dcd7b"/>
    </style:style>
    <style:style style:name="T30" style:family="text">
      <style:text-properties fo:color="#000000" loext:opacity="100%" officeooo:rsid="001a2d40"/>
    </style:style>
    <style:style style:name="T31" style:family="text">
      <style:text-properties fo:color="#000000" loext:opacity="100%" officeooo:rsid="000fac02"/>
    </style:style>
    <style:style style:name="T32" style:family="text">
      <style:text-properties fo:color="#000000" loext:opacity="100%" officeooo:rsid="001381bb"/>
    </style:style>
    <style:style style:name="T33" style:family="text">
      <style:text-properties fo:color="#000000" loext:opacity="100%" officeooo:rsid="004bd1ff"/>
    </style:style>
    <style:style style:name="T34" style:family="text">
      <style:text-properties fo:color="#000000" loext:opacity="100%" officeooo:rsid="004c127e"/>
    </style:style>
    <style:style style:name="T35" style:family="text">
      <style:text-properties fo:color="#000000" loext:opacity="100%" officeooo:rsid="004f8c96"/>
    </style:style>
    <style:style style:name="T36" style:family="text">
      <style:text-properties fo:color="#c9211e" loext:opacity="100%"/>
    </style:style>
    <style:style style:name="T37" style:family="text">
      <style:text-properties fo:color="#c9211e" loext:opacity="100%" officeooo:rsid="001c0979"/>
    </style:style>
    <style:style style:name="T38" style:family="text">
      <style:text-properties fo:color="#c9211e" loext:opacity="100%" officeooo:rsid="00197dcb"/>
    </style:style>
    <style:style style:name="T39" style:family="text">
      <style:text-properties fo:color="#c9211e" loext:opacity="100%" officeooo:rsid="001dcd7b"/>
    </style:style>
    <style:style style:name="T40" style:family="text">
      <style:text-properties fo:color="#c9211e" loext:opacity="100%" officeooo:rsid="00117cd9"/>
    </style:style>
    <style:style style:name="T41" style:family="text">
      <style:text-properties fo:color="#c9211e" loext:opacity="100%" officeooo:rsid="00361b15"/>
    </style:style>
    <style:style style:name="T42" style:family="text">
      <style:text-properties fo:color="#c9211e" loext:opacity="100%" fo:font-size="11pt" fo:language="en" fo:country="US" style:letter-kerning="true" style:font-name-asian="Calibri" style:font-size-asian="11pt" style:language-asian="en" style:country-asian="US" style:font-size-complex="11pt" style:language-complex="ar" style:country-complex="SA"/>
    </style:style>
    <style:style style:name="T43" style:family="text">
      <style:text-properties fo:color="#c9211e" loext:opacity="100%" fo:font-size="11pt" fo:language="en" fo:country="US" officeooo:rsid="003e2691" style:letter-kerning="true" style:font-name-asian="Calibri" style:font-size-asian="11pt" style:language-asian="en" style:country-asian="US" style:font-size-complex="11pt" style:language-complex="ar" style:country-complex="SA"/>
    </style:style>
    <style:style style:name="T44" style:family="text">
      <style:text-properties fo:font-style="italic"/>
    </style:style>
    <style:style style:name="T45" style:family="text">
      <style:text-properties style:text-underline-style="solid" style:text-underline-width="auto" style:text-underline-color="font-color" fo:font-weight="bold" style:font-weight-asian="bold" style:font-weight-complex="bold"/>
    </style:style>
    <style:style style:name="T46" style:family="text">
      <style:text-properties officeooo:rsid="00077383"/>
    </style:style>
    <style:style style:name="T47" style:family="text">
      <style:text-properties officeooo:rsid="000fac02"/>
    </style:style>
    <style:style style:name="T48" style:family="text">
      <style:text-properties officeooo:rsid="00117cd9"/>
    </style:style>
    <style:style style:name="T49" style:family="text">
      <style:text-properties officeooo:rsid="0013d67e"/>
    </style:style>
    <style:style style:name="T50" style:family="text">
      <style:text-properties officeooo:rsid="0013e480"/>
    </style:style>
    <style:style style:name="T51" style:family="text">
      <style:text-properties officeooo:rsid="0014ca24"/>
    </style:style>
    <style:style style:name="T52" style:family="text">
      <style:text-properties style:text-position="super 58%"/>
    </style:style>
    <style:style style:name="T53" style:family="text">
      <style:text-properties officeooo:rsid="0019b78f"/>
    </style:style>
    <style:style style:name="T54" style:family="text">
      <style:text-properties officeooo:rsid="001a8667"/>
    </style:style>
    <style:style style:name="T55" style:family="text">
      <style:text-properties officeooo:rsid="001b2e53"/>
    </style:style>
    <style:style style:name="T56" style:family="text">
      <style:text-properties fo:font-weight="bold" officeooo:rsid="00197dcb" style:font-weight-asian="bold" style:font-weight-complex="bold"/>
    </style:style>
    <style:style style:name="T57" style:family="text">
      <style:text-properties fo:font-weight="bold" officeooo:rsid="001c4962" style:font-weight-asian="bold" style:font-weight-complex="bold"/>
    </style:style>
    <style:style style:name="T58" style:family="text">
      <style:text-properties officeooo:rsid="001dacd8"/>
    </style:style>
    <style:style style:name="T59" style:family="text">
      <style:text-properties officeooo:rsid="00270069"/>
    </style:style>
    <style:style style:name="T60" style:family="text">
      <style:text-properties officeooo:rsid="002ac034"/>
    </style:style>
    <style:style style:name="T61" style:family="text">
      <style:text-properties style:text-line-through-style="none" style:text-line-through-type="none" style:font-name="arial" fo:font-size="15pt" style:text-underline-style="none" fo:font-weight="normal" officeooo:rsid="002c4fb2" style:text-blinking="false"/>
    </style:style>
    <style:style style:name="T62" style:family="text">
      <style:text-properties officeooo:rsid="002e8071"/>
    </style:style>
    <style:style style:name="T63" style:family="text">
      <style:text-properties officeooo:rsid="00324b3a"/>
    </style:style>
    <style:style style:name="T64" style:family="text">
      <style:text-properties fo:font-variant="normal" fo:text-transform="none" fo:color="#333333" loext:opacity="100%" style:font-name="Georgia" fo:font-size="13.5pt" fo:letter-spacing="normal" fo:font-style="normal" fo:font-weight="normal"/>
    </style:style>
    <style:style style:name="T65" style:family="text">
      <style:text-properties fo:font-variant="normal" fo:text-transform="none" fo:color="#333333" loext:opacity="100%" fo:letter-spacing="normal"/>
    </style:style>
    <style:style style:name="T66" style:family="text">
      <style:text-properties fo:font-variant="normal" fo:text-transform="none" fo:color="#004b83" loext:opacity="100%" style:font-name="Georgia" fo:font-size="13.5pt" fo:letter-spacing="normal" fo:font-style="normal" style:text-underline-style="solid" style:text-underline-width="auto" style:text-underline-color="font-color" fo:font-weight="normal" fo:background-color="#fcfcfc" loext:char-shading-value="0"/>
    </style:style>
    <style:style style:name="T67" style:family="text">
      <style:text-properties officeooo:rsid="003b1a9e"/>
    </style:style>
    <style:style style:name="T68" style:family="text">
      <style:text-properties officeooo:rsid="003c93e7"/>
    </style:style>
    <style:style style:name="T69" style:family="text">
      <style:text-properties fo:font-size="11pt" fo:language="en" fo:country="US" style:letter-kerning="true" style:font-name-asian="Calibri" style:font-size-asian="11pt" style:language-asian="en" style:country-asian="US" style:font-size-complex="11pt" style:language-complex="ar" style:country-complex="SA"/>
    </style:style>
    <style:style style:name="T70" style:family="text">
      <style:text-properties style:font-name="Times New Roman" fo:font-size="12pt" fo:language="en" fo:country="AU" officeooo:rsid="003f9e37" style:letter-kerning="false" style:font-name-asian="Times New Roman1" style:font-size-asian="12pt" style:language-asian="en" style:country-asian="AU" style:font-name-complex="Times New Roman1" style:font-size-complex="12pt" style:language-complex="ar" style:country-complex="SA"/>
    </style:style>
    <style:style style:name="T71" style:family="text">
      <style:text-properties fo:background-color="#ffff00" loext:char-shading-value="0"/>
    </style:style>
    <style:style style:name="T72" style:family="text">
      <style:text-properties officeooo:rsid="001dcd7b" fo:background-color="#ffff00" loext:char-shading-value="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Literature Review</text:h>
      <text:h text:style-name="P10" text:outline-level="2">Marking Rubic for the Literature Review:</text:h>
      <table:table table:name="Table25" table:style-name="Table25">
        <table:table-column table:style-name="Table25.A"/>
        <table:table-row>
          <table:table-cell table:style-name="Table25.A1" office:value-type="string">
            <text:p text:style-name="P9"><text:span text:style-name="Strong_20_Emphasis"><text:span text:style-name="T71">Scientific argument</text:span></text:span><text:span text:style-name="T71">: Quality of the background/ literature review, citations/ analysis/ justification for claims, quantity and quality of literature, justification for choice of software </text:span></text:p>
            <text:p text:style-name="P71"><text:tab/></text:p>
            <text:p text:style-name="P71">Every claim is supported by high-quality evidence or justification. Ideas are supported logically using different pieces of evidence. Excellent description of the<text:span text:style-name="T45"> pros and cons</text:span>, approach and choices. Ten or more pieces of relevant and high-quality literature referred to and used to clearly support a claim.  </text:p>
            <text:p text:style-name="P72"/>
            <text:p text:style-name="P5"><text:span text:style-name="T72">Harvard Referencing is Required – Used </text:span><text:a xlink:type="simple" xlink:href="https://www.zotero.org/styles/harvard-educational-review" text:style-name="Internet_20_link" text:visited-style-name="Visited_20_Internet_20_Link"><text:span text:style-name="T71">Harvard Educational Review</text:span></text:a><text:span text:style-name="T71"> </text:span><text:span text:style-name="T72">Base for Zotero</text:span></text:p>
          </table:table-cell>
        </table:table-row>
        <table:table-row>
          <table:table-cell table:style-name="Table25.A2" office:value-type="string">
            <text:p text:style-name="P9"/>
          </table:table-cell>
        </table:table-row>
      </table:table>
      <text:p text:style-name="P9"/>
      <text:p text:style-name="P9"><text:span text:style-name="Strong_20_Emphasis"><text:tab/></text:span></text:p>
      <text:h text:style-name="P4" text:outline-level="2">Nomenclature</text:h>
      <table:table table:name="Table24" table:style-name="Table24">
        <table:table-column table:style-name="Table24.A"/>
        <table:table-column table:style-name="Table24.B"/>
        <table:table-row>
          <table:table-cell table:style-name="Table24.A1" office:value-type="string">
            <text:p text:style-name="P3">Abbreviation</text:p>
          </table:table-cell>
          <table:table-cell table:style-name="Table24.B1" office:value-type="string">
            <text:p text:style-name="P6"/>
          </table:table-cell>
        </table:table-row>
        <table:table-row>
          <table:table-cell table:style-name="Table24.A2" office:value-type="string">
            <text:p text:style-name="P3">STLF</text:p>
          </table:table-cell>
          <table:table-cell table:style-name="Table24.B2" office:value-type="string">
            <text:p text:style-name="P3">Short <text:span text:style-name="T1">T</text:span>erm electrical <text:span text:style-name="T1">L</text:span>oad <text:span text:style-name="T1">F</text:span>orecasting</text:p>
          </table:table-cell>
        </table:table-row>
        <table:table-row>
          <table:table-cell table:style-name="Table24.A2" office:value-type="string">
            <text:p text:style-name="P15">ANN</text:p>
          </table:table-cell>
          <table:table-cell table:style-name="Table24.B2" office:value-type="string">
            <text:p text:style-name="P15">Artifical Neural Network</text:p>
          </table:table-cell>
        </table:table-row>
        <table:table-row>
          <table:table-cell table:style-name="Table24.A2" office:value-type="string">
            <text:p text:style-name="P42">LSTM</text:p>
          </table:table-cell>
          <table:table-cell table:style-name="Table24.B2" office:value-type="string">
            <text:p text:style-name="P42">Long Short-Term Memory</text:p>
          </table:table-cell>
        </table:table-row>
        <table:table-row table:style-name="Table24.5">
          <table:table-cell table:style-name="Table24.A2" office:value-type="string">
            <text:p text:style-name="P84">AEMO</text:p>
          </table:table-cell>
          <table:table-cell table:style-name="Table24.B2" office:value-type="string">
            <text:p text:style-name="P84">Australian Energy Market Operator</text:p>
          </table:table-cell>
        </table:table-row>
      </table:table>
      <text:p text:style-name="P2"/>
      <text:h text:style-name="P10" text:outline-level="2"><text:span text:style-name="Strong_20_Emphasis"/></text:h>
      <text:p text:style-name="P13"><text:span text:style-name="Strong_20_Emphasis"><text:span text:style-name="T60">lag plots [Forecasting principals and practices] pg 2.7</text:span></text:span></text:p>
      <text:p text:style-name="P11"><text:span text:style-name="Strong_20_Emphasis"/></text:p>
      <text:h text:style-name="P12" text:outline-level="3"><text:span text:style-name="Strong_20_Emphasis"><text:span text:style-name="T61"/></text:span></text:h>
      <text:p text:style-name="P11"><text:span text:style-name="Strong_20_Emphasis"/></text:p>
      <text:h text:style-name="P7" text:outline-level="2"><text:span text:style-name="T2">Draft </text:span>final:</text:h>
      <text:p text:style-name="P57">Brief Intro and motivation tie back to the research question:</text:p>
      <text:p text:style-name="Standard"><text:span text:style-name="T25">T</text:span><text:span text:style-name="T26">his section reviews </text:span><text:span text:style-name="T25">literature </text:span><text:span text:style-name="T27">from both academic and industry sources,</text:span><text:span text:style-name="T25"> </text:span><text:span text:style-name="T26">regarding modelling applications to the task of STLF. </text:span><text:span text:style-name="T25">The research aims to inform </text:span><text:span text:style-name="T28">and </text:span><text:span text:style-name="T29">guide decision making and methodology in project areas such as </text:span><text:span text:style-name="T30">data collection, data handling, model selection and model evaluation</text:span><text:span text:style-name="T25">. </text:span><text:span text:style-name="T30">The </text:span><text:span text:style-name="T9">review aims to assist efforts in the development of a STLF </text:span><text:span text:style-name="T30">model tha</text:span><text:span text:style-name="T33">t outperforms the one </text:span><text:span text:style-name="T9">currently in use</text:span><text:span text:style-name="T30">. </text:span><text:span text:style-name="T31">This application gains value as STFL plays a crucial role in </text:span><text:span text:style-name="T30">the management of energy systems, </text:span><text:span text:style-name="T32">with an improvement in STLF accuracy representing an enhancement to power systems reliability, efficiency and profitability. </text:span><text:bookmark-start text:name="ZOTERO_BREF_pIOdZGW2jDbn"/><text:span text:style-name="T32">(Andriopoulos et al., 2020)</text:span><text:bookmark-end text:name="ZOTERO_BREF_pIOdZGW2jDbn"/></text:p>
      <text:list text:style-name="WWNum2">
        <text:list-header>
          <text:p text:style-name="P76"><text:span text:style-name="T69"/></text:p>
          <text:p text:style-name="P76"><text:span text:style-name="T69"/></text:p>
        </text:list-header>
        <text:list-item>
          <text:p text:style-name="P75"><text:span text:style-name="T42">There are many features we must consider developing a good STLF (short term load forecasting) model, such as climatic factors, seasonality, and calendar effects. Article 13 also highlights the importance of distinguishing different types of special days </text:span><text:bookmark-start text:name="ZOTERO_BREF_IqTfwMYFRTQy"/><text:span text:style-name="T43">(Andriopoulos et al., 2020)</text:span><text:bookmark-end text:name="ZOTERO_BREF_IqTfwMYFRTQy"/></text:p>
        </text:list-item>
        <text:list-item>
          <text:p text:style-name="P75">Short-term load forecasting with good accuracy is a challenging task, but it is helpful for a secure and stable powersystem operation. As per the statistical analysis, there is even a 1% increase in prediction accuracy leads to considerable profit. High-speed and good accuracy short-term load forecasting is required for economical load dispatch in power sys-tems. As a result, an efficient short-term electric power load prediction model is very important and useful for smartgrid operations and also improves decision making <text:bookmark-start text:name="ZOTERO_BREF_lv7dbPoy9Qsw"/><text:span text:style-name="T70">(Veeramsetty et al., 2021)</text:span><text:bookmark-end text:name="ZOTERO_BREF_lv7dbPoy9Qsw"/></text:p>
          <text:p text:style-name="P75"><text:span text:style-name="T70"/></text:p>
        </text:list-item>
      </text:list>
      <text:p text:style-name="P70"><text:span text:style-name="T70"/></text:p>
      <text:p text:style-name="P70"/>
      <text:p text:style-name="P70"><text:span text:style-name="T70"/></text:p>
      <text:p text:style-name="P16"/>
      <text:p text:style-name="P16"/>
      <text:p text:style-name="P17">Factor<text:span text:style-name="T68">s</text:span> affecting electrical load</text:p>
      <text:p text:style-name="P81">Primary features of STLF models included climate factors, seasonality and calendar effects.</text:p>
      <text:p text:style-name="P83"><text:span text:style-name="T21">We incorporated </text:span><text:span text:style-name="T22">historical</text:span><text:span text:style-name="T10"> electrical load, temperature, and </text:span><text:span text:style-name="T34">aggregated AEMO price data </text:span></text:p>
      <text:p text:style-name="P83"><text:span text:style-name="T35">These where identified a</text:span><text:span text:style-name="T24">s </text:span><text:span text:style-name="T23">key </text:span><text:span text:style-name="T34">influencers of electrical load</text:span><text:span text:style-name="T23"> </text:span><text:bookmark-start text:name="ZOTERO_BREF_GBMwnc6xqim2"/><text:span text:style-name="T23">(Houimli et al., 2020)</text:span><text:bookmark-end text:name="ZOTERO_BREF_GBMwnc6xqim2"/><text:span text:style-name="T20">. </text:span></text:p>
      <text:p text:style-name="P73"><text:span text:style-name="T20"/></text:p>
      <text:p text:style-name="Standard"><text:span text:style-name="T18">These variables also align with industry practices. I</text:span><text:span text:style-name="T14">nsight taken from </text:span><text:bookmark-start text:name="ZOTERO_BREF_RkR1Pn4zPIOW"/><text:span text:style-name="T14">(AEMO, 2023)</text:span><text:bookmark-end text:name="ZOTERO_BREF_RkR1Pn4zPIOW"/><text:span text:style-name="T14"> also utilises similar covariates (page number). Due to our time frame </text:span><text:span text:style-name="T18">and some accessibility issues to granular data, </text:span><text:span text:style-name="T17">some key variables will be excluded including</text:span><text:span text:style-name="T14">, </text:span><text:span text:style-name="T18">s</text:span><text:span text:style-name="T14">pecial event days, </text:span><text:span text:style-name="T18">humidity, <text:s/></text:span><text:span text:style-name="T14">HDD/CDD </text:span><text:span text:style-name="T19">and variables that track climate change</text:span><text:span text:style-name="T14">. </text:span><text:span text:style-name="T17">This exclusion also covers some of the socioeconomic factors identified by </text:span><text:span text:style-name="T6">Kavaklioglu et al. </text:span><text:span text:style-name="T5">i</text:span><text:span text:style-name="T4">ncluding </text:span><text:span text:style-name="T6">population, gross national product, imports, and exports. </text:span></text:p>
      <text:p text:style-name="P64"/>
      <text:p text:style-name="P63">[39] Kavaklioglu, K.; Ceylan, H.; Ozturk, H.K.; Canyurt, O.E. Modeling and prediction of Turkey’s electricity</text:p>
      <text:p text:style-name="P62">consumption using Artificial Neural Networks. Energy Convers. Manag. 2009, 50, 2719–2727. [CrossRef]</text:p>
      <text:p text:style-name="P62"/>
      <text:p text:style-name="P62"/>
      <text:p text:style-name="P25">[Insert the AEMO equation for STLF add a reference pg 22 of doc]</text:p>
      <text:p text:style-name="P62"/>
      <text:p text:style-name="P51"/>
      <text:p text:style-name="P51"/>
      <text:p text:style-name="P51"/>
      <text:p text:style-name="P51"/>
      <text:p text:style-name="P51"/>
      <text:p text:style-name="P51"/>
      <text:p text:style-name="P51"><text:soft-page-break/></text:p>
      <text:p text:style-name="P51"/>
      <text:p text:style-name="P51">Research demonstrated that integrating time-related data improves the performance of electricity forecasting algorithms [65].</text:p>
      <text:p text:style-name="P53"><text:span text:style-name="T53">[65] </text:span>Ramos, D.; Teixeira, B.; Faria, P.; Gomes, L.; Abrishambaf, O.; Vale, Z. Using diverse sensors in load forecasting in an office</text:p>
      <text:p text:style-name="P24">building to support energy management. Energy Rep. 2020, 6, 182–187. [CrossRef]</text:p>
      <text:p text:style-name="P62"/>
      <text:p text:style-name="P26"/>
      <text:p text:style-name="P19">EDA</text:p>
      <text:p text:style-name="P74"><text:span text:style-name="T13">For exploratory data analysis we similarly observed that electric load is load is greatly dependent on non-linear temporal and meteorological data </text:span><text:bookmark-start text:name="ZOTERO_BREF_Q3E5cw5e2j8111"/><text:span text:style-name="T15">(Javed et al., 2021)</text:span><text:bookmark-end text:name="ZOTERO_BREF_Q3E5cw5e2j8111"/><text:span text:style-name="T15"> </text:span><text:span text:style-name="T16">. </text:span><text:span text:style-name="T13">To uncover hidden data features they used techniques such as </text:span><text:span text:style-name="T16">auto-correlation plots, qqplots, box plots, </text:span><text:span text:style-name="T13">and heat maps</text:span><text:span text:style-name="T16">.</text:span></text:p>
      <text:p text:style-name="P28"/>
      <text:p text:style-name="P27"/>
      <text:p text:style-name="P26"/>
      <text:p text:style-name="P17">Types of models used historical and modern // Related Work</text:p>
      <text:p text:style-name="P48"><text:span text:style-name="T11">Traditionally </text:span><text:span text:style-name="T8">the task of forecasting has used statistical approaches and </text:span><text:span text:style-name="T12">rudimentary</text:span><text:span text:style-name="T8"> machine learning algorithms. Such approaches include </text:span><text:span text:style-name="T9">time series analysis, regression models and machine learning algorithms </text:span><text:span text:style-name="T3">(Gabaldón, 2021)</text:span><text:span text:style-name="T10">. </text:span></text:p>
      <text:p text:style-name="P29"/>
      <text:p text:style-name="P29"/>
      <text:p text:style-name="P22"><text:span text:style-name="T48">M</text:span>odern innovations <text:span text:style-name="T48">are centred on advanced data preparation techniques, deep learning methods, </text:span><text:span text:style-name="T54">hybrid models</text:span><text:span text:style-name="T48"> </text:span><text:span text:style-name="T49">and </text:span><text:span text:style-name="T54">generation of synthetic data [REFERENCE]</text:span><text:span text:style-name="T48">. </text:span><text:span text:style-name="T58">S</text:span><text:span text:style-name="T59">ome</text:span><text:span text:style-name="T58"> demonstrated include a </text:span><text:span text:style-name="T48"><text:s/>decomposition based LSTM model proposed by </text:span><text:span text:style-name="T7">Huang et al., 2021 </text:span><text:span text:style-name="T48">and combined models that integrate statistical methods with machine learning algorithms by</text:span><text:span text:style-name="T7"> Guo et al., 2020. </text:span></text:p>
      <text:p text:style-name="P22"><text:span text:style-name="T3">(Gabaldón, 2021)</text:span><text:span text:style-name="T7"> </text:span><text:span text:style-name="T47">provides some papers outlining other state of the art techniques of the time such as forecasting with convolution network that combines data augmentation techniques to artificially enlarge training data.</text:span></text:p>
      <text:p text:style-name="P21"/>
      <text:list text:style-name="L1">
        <text:list-item>
          <text:p text:style-name="P78"><text:span text:style-name="T38">(Koukaras et al., 2024) </text:span><text:span text:style-name="T40">outlining work similar to modelling energy consumption for buildings using LSTM network with a gated recurrent unit (GRU)</text:span></text:p>
        </text:list-item>
        <text:list-item>
          <text:p text:style-name="P79"><text:span text:style-name="T9">Some examples included applying ANNs and SVMs to forecasting energy consumption in buildings </text:span><text:span text:style-name="T37">(</text:span><text:span text:style-name="T38">Ahmad et al., 2014) </text:span><text:span text:style-name="T37">and </text:span><text:span text:style-name="T39">using a Boosted NN to achieve </text:span><text:span text:style-name="T37">enhanced performance </text:span><text:span text:style-name="T38">(Khwaja et al., 2017).</text:span></text:p>
        </text:list-item>
      </text:list>
      <text:p text:style-name="P47"/>
      <text:p text:style-name="P56"/>
      <text:p text:style-name="P50">For this reason a range of different models will be engineered for the task <text:span text:style-name="T46">that will draw on existing evaluation metrics to select a priority model. </text:span></text:p>
      <text:p text:style-name="P55">Each candidate model has shown previous success in related works or are <text:span text:style-name="T59">viable for establishing a baseline</text:span>. <text:s/></text:p>
      <text:p text:style-name="P55">Selected modelling types are also selected with time constraints <text:span text:style-name="T55">and team skill sets </text:span>in mind.</text:p>
      <text:p text:style-name="P50"><text:span text:style-name="T46">The selected models include </text:span>X Y Z.</text:p>
      <text:p text:style-name="P50">//We will draw around temperature and price</text:p>
      <text:p text:style-name="P56"/>
      <text:p text:style-name="P56"/>
      <text:p text:style-name="P61">[a comparative analysis of machine learning a<text:span text:style-name="T63">p</text:span>p<text:span text:style-name="T63">roaches</text:span> for short-/long-term electricity load forecast in cyprus]</text:p>
      <text:p text:style-name="P60">Machine learning algorithms</text:p>
      <text:p text:style-name="P60">adaptive neural fuzzy inference system</text:p>
      <text:p text:style-name="P56"/>
      <text:p text:style-name="P56"/>
      <text:p text:style-name="P56"><text:soft-page-break/></text:p>
      <text:p text:style-name="P52"/>
      <table:table table:name="Table1" table:style-name="Table1">
        <table:table-column table:style-name="Table1.A"/>
        <table:table-row>
          <table:table-cell table:style-name="Table1.A1" office:value-type="string">
            <text:p text:style-name="P46">Optimizing building short-term load forecasting: a comparative analysis of machine learning models</text:p>
            <text:p text:style-name="P33">use linear interpolation for missing weather data is common for time series data.</text:p>
            <text:p text:style-name="P33">Removed outliers but said they can arise from communication errors in data collection and storage or issues with data collection device. - to detect outliers they used statistical analysis to assess the deviation of median values from the mean as well as the difference between the 25<text:span text:style-name="T52">th</text:span> and 75<text:span text:style-name="T52">th</text:span> percentiles.</text:p>
            <text:p text:style-name="P31"/>
            <text:p text:style-name="P34">They replaced outliers in energy consumption data with 99.8<text:span text:style-name="T52">th</text:span> percentile of the energy consumption data</text:p>
            <text:p text:style-name="P34">They replaced outliers in weather data using 99<text:span text:style-name="T52">th</text:span> percentile of the data values – they did this because temperature is fundamentally related to energy consumption.</text:p>
            <text:p text:style-name="P34">They rescaled for ML algorithms for convergence and accuracy improvement. They used scikit-learn “StandardScaler”</text:p>
            <text:p text:style-name="P35"/>
            <text:p text:style-name="P54">visualising trends in 1hr resolution can enhance the comprehension of the data</text:p>
          </table:table-cell>
        </table:table-row>
      </table:table>
      <text:p text:style-name="P49"/>
      <text:p text:style-name="P49"/>
      <text:p text:style-name="P49"/>
      <text:p text:style-name="P45">**5. Empirical Studies and Comparative Analyses**<text:line-break/> <text:s text:c="2"/>- Comparative analyses have been conducted to evaluate the performance of various machine learning models for short-term load forecasting, highlighting the strengths and limitations of each approach (Solyali, 2020; Javed et al., 2021).<text:line-break/> <text:s text:c="2"/>- Empirical studies have assessed the accuracy and robustness of forecasting models using real-world datasets, providing insights into the effectiveness of different methodologies (Rodrigues et al., 2023).</text:p>
      <text:p text:style-name="P45"/>
      <text:p text:style-name="P45"/>
      <text:p text:style-name="P39"/>
      <text:p text:style-name="P45"/>
      <text:p text:style-name="P59">State of the art - Synthetic data articles</text:p>
      <text:p text:style-name="P68"><text:a xlink:type="simple" xlink:href="https://energyinformatics.springeropen.com/articles/10.1186/s42162-022-00214-7" text:style-name="Internet_20_link" text:visited-style-name="Visited_20_Internet_20_Link">https://energyinformatics.springeropen.com/articles/10.1186/s42162-022-00214-7</text:a></text:p>
      <text:p text:style-name="P69">[Boost short-term load forecasting … reference above]</text:p>
      <text:p text:style-name="P67">latent space based forecast enhancer LSFE a method that combines transfer learning and data augmentation to enhance STLF when training data is limited.</text:p>
      <text:p text:style-name="P37">LSFE trains a generative model on source data similar to the targe</text:p>
      <text:p text:style-name="P68"><text:span text:style-name="T41">one way to create data is to create slightly modified copies of existing data. Examples include applying noise to existing data and simple maniputation techniuqes such as rotation, permutation, jittering and scaling. Another way is to create similar synthetic data with generative moethods such as a conditional variational autoencoder (cVAE) </text:span><text:span text:style-name="T65"> </text:span><text:span text:style-name="T64">(Fan et al. </text:span><text:bookmark text:name="ref-link-section-d16455546e502"/><text:a xlink:type="simple" xlink:href="https://energyinformatics.springeropen.com/articles/10.1186/s42162-022-00214-7#ref-CR7" text:style-name="Internet_20_link" text:visited-style-name="Visited_20_Internet_20_Link"><text:span text:style-name="T66">2022</text:span></text:a><text:span text:style-name="T64">) </text:span></text:p>
      <text:p text:style-name="P45"/>
      <text:p text:style-name="P45"/>
      <text:p text:style-name="P38">A developing method is also the synthesis of artificial data using different techniques to overcome <text:span text:style-name="T67">the ‘cold start’ problem arising from the unavailability of training data</text:span>. </text:p>
      <text:p text:style-name="P40">Because we have data spanning over 10years we will not seek to artificially generate data.</text:p>
      <text:p text:style-name="P45"/>
      <text:p text:style-name="P45"/>
      <text:p text:style-name="P45"/>
      <text:p text:style-name="P45"/>
      <text:p text:style-name="P36">Model Evaluation</text:p>
      <text:p text:style-name="P41"><text:soft-page-break/><text:span text:style-name="T9">Most articles reviewed (get a number) utilise multiple metrics for model assessment and include the</text:span><text:span text:style-name="T10"> </text:span><text:span text:style-name="T9">M</text:span><text:span text:style-name="T10">ean Absolute Percentage Error (MAPE) and Root Mean Squared Error (RMSE)</text:span><text:span text:style-name="T38"> </text:span><text:span text:style-name="T3">(Huang et al., 2021)</text:span><text:span text:style-name="T38">.</text:span></text:p>
      <text:p text:style-name="P45"/>
      <text:p text:style-name="P20"/>
      <text:p text:style-name="P18">Performance Measures</text:p>
      <text:list text:style-name="L2">
        <text:list-item>
          <text:p text:style-name="P80">RMSE</text:p>
        </text:list-item>
        <text:list-item>
          <text:p text:style-name="P80">MAE</text:p>
        </text:list-item>
        <text:list-item>
          <text:p text:style-name="P80">R2</text:p>
        </text:list-item>
        <text:list-item>
          <text:p text:style-name="P80">CVRMSE – coefficient of variation of Root Mean Square Error</text:p>
        </text:list-item>
        <text:list-item>
          <text:p text:style-name="P80">NRMSE – Normalised RMSE</text:p>
        </text:list-item>
      </text:list>
      <text:p text:style-name="P20"/>
      <text:p text:style-name="P20"/>
      <text:p text:style-name="P23"><text:span text:style-name="T56">G</text:span><text:span text:style-name="T57">aps in Literature</text:span></text:p>
      <text:p text:style-name="P30">many papers go over just accuracy error metrics and don’t dive into actual costs of poor accuracy, a hypothetical might be that overestimating load resulting in extra generators being activated which would have its own associated cost. </text:p>
      <text:p text:style-name="P30"/>
      <text:p text:style-name="P32">Not many articles go over online machine learning algorithms, algorithms that train to real time data streams</text:p>
      <text:p text:style-name="P45"/>
      <text:p text:style-name="P45"/>
      <text:p text:style-name="P43"><text:span text:style-name="T38">S</text:span><text:span text:style-name="T36">ome applications of interest include</text:span></text:p>
      <text:p text:style-name="P45">Data-driven prediction models have been developed for energy use forecasting of appliances in low-energy houses, employing techniques such as factor analysis and long short-term memory (LSTM) (Candanedo et al., 2017; Veeramsetty et al., 2021).</text:p>
      <text:p text:style-name="P45"/>
      <text:p text:style-name="P45">**6. Challenges and Opportunities**<text:line-break/> <text:s text:c="2"/>- Challenges in short-term load forecasting include data availability, quality, and granularity, as well as the impact of uncertainty and volatility in energy markets (Metaxiotis et al., 2003).<text:line-break/> <text:s text:c="2"/>- Opportunities for future research include the integration of advanced data analytics techniques, optimization methods, and predictive analytics to address existing challenges and improve forecasting accuracy (Jacob et al., 2020).<text:line-break/></text:p>
      <text:p text:style-name="P58">Challenges</text:p>
      <text:p text:style-name="P65">[<text:span text:style-name="T62">Reference: </text:span>Advances in electric power and energy systems: load and price forecasting]</text:p>
      <text:p text:style-name="P65">wind power forecasting</text:p>
      <text:p text:style-name="P65">photovoltaic and solar power forecasting</text:p>
      <text:p text:style-name="P65">marine currents for tidal, wave and river turbines</text:p>
      <text:p text:style-name="P66"/>
      <text:p text:style-name="P5"/>
      <text:h text:style-name="P8" text:outline-level="1"><text:span text:style-name="T51">N</text:span>otes on <text:span text:style-name="T1">Graphs/P</text:span>resentation <text:span text:style-name="T1">Ideas – Other papers Used </text:span></text:h>
      <text:p text:style-name="P2">When displaying results they highlighted there best performing models in the table with gray and dark grey backgrounds</text:p>
      <text:p text:style-name="P2"/>
      <text:p text:style-name="P14"/>
      <text:h text:style-name="Heading_20_1" text:outline-level="1"><text:span text:style-name="T50">B</text:span>iblography</text:h>
      <text:p text:style-name="Standard"/>
      <text:p text:style-name="P14">Ahmad, A. S., Hassan, M. Y., Abdullah, M. P., Rahman, H. A., Hussin, F., Abdullah, H., &amp; Saidur, R. (2014). A review on applications of ANN and SVM for building electrical energy consumption forecasting. <text:span text:style-name="T44">Renewable and Sustainable Energy Reviews</text:span>, <text:span text:style-name="T44">33</text:span>, 102–109. <text:a xlink:type="simple" xlink:href="https://doi.org/10.1016/j.rser.2014.01.069" text:style-name="Internet_20_link" text:visited-style-name="Visited_20_Internet_20_Link">https://doi.org/10.1016/j.rser.2014.01.069</text:a></text:p>
      <text:p text:style-name="P44">Andriopoulos, N., Magklaras, A., Birbas, A., Papalexopoulos, A., Valouxis, C., Daskalaki, S., Birbas, M., Housos, E., &amp; Papaioannou, G. P. (2020). Short Term Electric Load Forecasting Based on Data Transformation and Statistical Machine Learning. <text:span text:style-name="T44">Applied Sciences</text:span>, <text:span text:style-name="T44">11</text:span>(1), 158. <text:a xlink:type="simple" xlink:href="https://doi.org/10.3390/app11010158" text:style-name="Internet_20_link" text:visited-style-name="Visited_20_Internet_20_Link">https://doi.org/10.3390/app11010158</text:a></text:p>
      <text:p text:style-name="P44">Candanedo, L. M., Feldheim, V., &amp; Deramaix, D. (2017). Data driven prediction models of energy use of appliances in a low-energy house. <text:span text:style-name="T44">Energy and Buildings</text:span>, <text:span text:style-name="T44">140</text:span>, 81–97. <text:a xlink:type="simple" xlink:href="https://doi.org/10.1016/j.enbuild.2017.01.083" text:style-name="Internet_20_link" text:visited-style-name="Visited_20_Internet_20_Link">https://doi.org/10.1016/j.enbuild.2017.01.083</text:a></text:p>
      <text:p text:style-name="P44">Gabaldón, A. (2021). <text:span text:style-name="T44">Short-Term Load Forecasting 2019</text:span>. MDPI - Multidisciplinary Digital Publishing Institute.</text:p>
      <text:p text:style-name="P44">Gujjarlapudi, C. S., Sarkar, D., &amp; Gunturi, S. K. (2023). Data driven machine learning models for short‐term load forecasting considering electrical vehicle load. <text:span text:style-name="T44">Energy Storage</text:span>, <text:span text:style-name="T44">5</text:span>(7), e467. <text:a xlink:type="simple" xlink:href="https://doi.org/10.1002/est2.467" text:style-name="Internet_20_link" text:visited-style-name="Visited_20_Internet_20_Link">https://doi.org/10.1002/est2.467</text:a></text:p>
      <text:p text:style-name="P44">Guo, W., Che, L., Shahidehpour, M., &amp; Wan, X. (2021). Machine-Learning based methods in short-term load forecasting. <text:span text:style-name="T44">The Electricity Journal</text:span>, <text:span text:style-name="T44">34</text:span>(1), 106884. <text:a xlink:type="simple" xlink:href="https://doi.org/10.1016/j.tej.2020.106884" text:style-name="Internet_20_link" text:visited-style-name="Visited_20_Internet_20_Link">https://doi.org/10.1016/j.tej.2020.106884</text:a></text:p>
      <text:p text:style-name="P44">Houimli, R., Zmami, M., &amp; Ben-Salha, O. (2020). Short-term electric load forecasting in Tunisia using artificial neural networks. <text:span text:style-name="T44">Energy Systems</text:span>, <text:span text:style-name="T44">11</text:span>(2), 357–375. <text:a xlink:type="simple" xlink:href="https://doi.org/10.1007/s12667-019-00324-4" text:style-name="Internet_20_link" text:visited-style-name="Visited_20_Internet_20_Link">https://doi.org/10.1007/s12667-019-00324-4</text:a></text:p>
      <text:p text:style-name="P44"><text:soft-page-break/>Huang, J., Zhou, Z., Li, C., Liao, Z., &amp; Liu, P. X. (2021). A decomposition‐based multi‐time dimension long short‐term memory model for short‐term electric load forecasting. <text:span text:style-name="T44">IET Generation, Transmission &amp; Distribution</text:span>, <text:span text:style-name="T44">15</text:span>(24), 3459–3473. <text:a xlink:type="simple" xlink:href="https://doi.org/10.1049/gtd2.12265" text:style-name="Internet_20_link" text:visited-style-name="Visited_20_Internet_20_Link">https://doi.org/10.1049/gtd2.12265</text:a></text:p>
      <text:p text:style-name="P44">Jacob, M., Neves, C., &amp; Vukadinović Greetham, D. (2020). <text:span text:style-name="T44">Forecasting and assessing risk of individual electricity peaks</text:span>. Springer. <text:a xlink:type="simple" xlink:href="https://doi.org/10.1007/978-3-030-28669-9" text:style-name="Internet_20_link" text:visited-style-name="Visited_20_Internet_20_Link">https://doi.org/10.1007/978-3-030-28669-9</text:a></text:p>
      <text:p text:style-name="P44">Javed, U., Ijaz, K., Jawad, M., Ansari, E. A., Shabbir, N., Kütt, L., &amp; Husev, O. (2021). Exploratory Data Analysis Based Short-Term Electrical Load Forecasting: A Comprehensive Analysis. <text:span text:style-name="T44">Energies</text:span>, <text:span text:style-name="T44">14</text:span>(17), 5510. <text:a xlink:type="simple" xlink:href="https://doi.org/10.3390/en14175510" text:style-name="Internet_20_link" text:visited-style-name="Visited_20_Internet_20_Link">https://doi.org/10.3390/en14175510</text:a></text:p>
      <text:p text:style-name="P44">Khwaja, A. S., Zhang, X., Anpalagan, A., &amp; Venkatesh, B. (2017). Boosted neural networks for improved short-term electric load forecasting. <text:span text:style-name="T44">Electric Power Systems Research</text:span>, <text:span text:style-name="T44">143</text:span>, 431–437. <text:a xlink:type="simple" xlink:href="https://doi.org/10.1016/j.epsr.2016.10.067" text:style-name="Internet_20_link" text:visited-style-name="Visited_20_Internet_20_Link">https://doi.org/10.1016/j.epsr.2016.10.067</text:a></text:p>
      <text:p text:style-name="P44">Koukaras, P., Mustapha, A., Mystakidis, A., &amp; Tjortjis, C. (2024). Optimizing Building Short-Term Load Forecasting: A Comparative Analysis of Machine Learning Models. <text:span text:style-name="T44">Energies</text:span>, <text:span text:style-name="T44">17</text:span>(6), 1450. <text:a xlink:type="simple" xlink:href="https://doi.org/10.3390/en17061450" text:style-name="Internet_20_link" text:visited-style-name="Visited_20_Internet_20_Link">https://doi.org/10.3390/en17061450</text:a></text:p>
      <text:p text:style-name="P44">Malki, H. A., Karayiannis, N. B., &amp; Balasubramanian, M. (2004). Short‐term electric power load forecasting using feedforward neural networks. <text:span text:style-name="T44">Expert Systems</text:span>, <text:span text:style-name="T44">21</text:span>(3), 157–167. <text:a xlink:type="simple" xlink:href="https://doi.org/10.1111/j.1468-0394.2004.00272.x" text:style-name="Internet_20_link" text:visited-style-name="Visited_20_Internet_20_Link">https://doi.org/10.1111/j.1468-0394.2004.00272.x</text:a></text:p>
      <text:p text:style-name="P44">Metaxiotis, K., Kagiannas, A., Askounis, D., &amp; Psarras, J. (2003). Artificial intelligence in short term electric load forecasting: A state-of-the-art survey for the researcher. <text:span text:style-name="T44">Energy Conversion and Management</text:span>, <text:span text:style-name="T44">44</text:span>(9), 1525–1534. <text:a xlink:type="simple" xlink:href="https://doi.org/10.1016/S0196-8904(02)00148-6" text:style-name="Internet_20_link" text:visited-style-name="Visited_20_Internet_20_Link">https://doi.org/10.1016/S0196-8904(02)00148-6</text:a></text:p>
      <text:p text:style-name="P44">Nasr, G. E., Badr, E. A., &amp; Younes, M. R. (2002). Neural networks in forecasting electrical energy consumption: Univariate and multivariate approaches. <text:span text:style-name="T44">International Journal of Energy Research</text:span>, <text:span text:style-name="T44">26</text:span>(1), 67–78. <text:a xlink:type="simple" xlink:href="https://doi.org/10.1002/er.766" text:style-name="Internet_20_link" text:visited-style-name="Visited_20_Internet_20_Link">https://doi.org/10.1002/er.766</text:a></text:p>
      <text:p text:style-name="P44">Rodrigues, F., Cardeira, C., Calado, J. M. F., &amp; Melicio, R. (2023). Short-Term Load Forecasting of Electricity Demand for the Residential Sector Based on Modelling Techniques: A Systematic Review. <text:span text:style-name="T44">Energies</text:span>, <text:span text:style-name="T44">16</text:span>(10), 4098. <text:a xlink:type="simple" xlink:href="https://doi.org/10.3390/en16104098" text:style-name="Internet_20_link" text:visited-style-name="Visited_20_Internet_20_Link">https://doi.org/10.3390/en16104098</text:a></text:p>
      <text:p text:style-name="P44"><text:soft-page-break/>Solyali, D. (2020). A Comparative Analysis of Machine Learning Approaches for Short-/Long-Term Electricity Load Forecasting in Cyprus. <text:span text:style-name="T44">Sustainability</text:span>, <text:span text:style-name="T44">12</text:span>(9), 3612. <text:a xlink:type="simple" xlink:href="https://doi.org/10.3390/su12093612" text:style-name="Internet_20_link" text:visited-style-name="Visited_20_Internet_20_Link">https://doi.org/10.3390/su12093612</text:a></text:p>
      <text:p text:style-name="P44">Veeramsetty, V., Chandra, D. R., &amp; Salkuti, S. R. (2021). Short‐term electric power load forecasting using factor analysis and long short‐term memory for smart cities. <text:span text:style-name="T44">International Journal of Circuit Theory and Applications</text:span>, <text:span text:style-name="T44">49</text:span>(6), 1678–1703. <text:a xlink:type="simple" xlink:href="https://doi.org/10.1002/cta.2928" text:style-name="Internet_20_link" text:visited-style-name="Visited_20_Internet_20_Link">https://doi.org/10.1002/cta.2928</text:a></text:p>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ystem" style:font-pitch="variable"/>
    <style:font-face style:name="Calibri Light" svg:font-family="'Calibri Light'"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Georgia" svg:font-family="Georgia, Palatino, 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NSimSun" style:font-family-asian="NSimSun" style:font-family-generic-asian="system" style:font-pitch-asian="variable" style:font-size-asian="16pt" style:font-name-complex="Lucida Sans1" style:font-family-complex="'Lucida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NSimSun" style:font-family-asian="NSimSun" style:font-family-generic-asian="system" style:font-pitch-asian="variable" style:font-size-asian="13pt" style:font-name-complex="Lucida Sans1" style:font-family-complex="'Lucida Sans'" style:font-family-generic-complex="system" style:font-pitch-complex="variable" style:font-size-complex="13pt"/>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Default_20_Paragraph_20_Font_20__28_WW_29_" style:display-name="Default Paragraph Font (WW)" style:family="text"/>
    <style:style style:name="Strong_20_Emphasis" style:display-name="Strong Emphasis" style:family="text" style:parent-style-name="Default_20_Paragraph_20_Font_20__28_WW_29_">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0T13:59:22.697000000</meta:creation-date>
    <meta:generator>LibreOffice/24.2.2.2$Windows_X86_64 LibreOffice_project/d56cc158d8a96260b836f100ef4b4ef25d6f1a01</meta:generator>
    <dc:date>2024-04-12T21:08:22.979000000</dc:date>
    <meta:editing-duration>PT11H25M19S</meta:editing-duration>
    <meta:editing-cycles>54</meta:editing-cycles>
    <meta:document-statistic meta:table-count="3" meta:image-count="0" meta:object-count="0" meta:page-count="8" meta:paragraph-count="109" meta:word-count="2004" meta:character-count="14363" meta:non-whitespace-character-count="12448"/>
    <meta:user-defined meta:name="ZOTERO_BREF_GBMwnc6xqim2_1">ZOTERO_ITEM CSL_CITATION {"citationID":"3s3NHliK","properties":{"formattedCitation":"(Houimli et al., 2020)","plainCitation":"(Houimli et al., 2020)","noteIndex":0},"citationItems":[{"id":19,"uris":["http://zotero.org/users/14053107/items/9U8VNUY3"],"item</meta:user-defined>
    <meta:user-defined meta:name="ZOTERO_BREF_GBMwnc6xqim2_2">Data":{"id":19,"type":"article-journal","container-title":"Energy Systems","DOI":"10.1007/s12667-019-00324-4","ISSN":"1868-3967, 1868-3975","issue":"2","journalAbbreviation":"Energy Syst","language":"en","page":"357-375","source":"DOI.org (Crossref)","tit</meta:user-defined>
    <meta:user-defined meta:name="ZOTERO_BREF_GBMwnc6xqim2_3">le":"Short-term electric load forecasting in Tunisia using artificial neural networks","volume":"11","author":[{"family":"Houimli","given":"Rim"},{"family":"Zmami","given":"Mourad"},{"family":"Ben-Salha","given":"Ousama"}],"issued":{"date-parts":[["2020",</meta:user-defined>
    <meta:user-defined meta:name="ZOTERO_BREF_GBMwnc6xqim2_4">5]]}}}],"schema":"https://github.com/citation-style-language/schema/raw/master/csl-citation.json"}</meta:user-defined>
    <meta:user-defined meta:name="ZOTERO_BREF_IqTfwMYFRTQy_1" meta:value-type="string">ZOTERO_ITEM CSL_CITATION {"citationID":"6l8dlddE","properties":{"formattedCitation":"(Andriopoulos et al., 2020)","plainCitation":"(Andriopoulos et al., 2020)","noteIndex":0},"citationItems":[{"id":24,"uris":["http://zotero.org/users/14053107/items/N743WV</meta:user-defined>
    <meta:user-defined meta:name="ZOTERO_BREF_IqTfwMYFRTQy_10" meta:value-type="string">el"},{"family":"Housos","given":"Efthymios"},{"family":"Papaioannou","given":"George P."}],"issued":{"date-parts":[["2020",12,26]]}}}],"schema":"https://github.com/citation-style-language/schema/raw/master/csl-citation.json"}</meta:user-defined>
    <meta:user-defined meta:name="ZOTERO_BREF_IqTfwMYFRTQy_2" meta:value-type="string">XY"],"itemData":{"id":24,"type":"article-journal","abstract":"The continuous penetration of renewable energy resources (RES) into the energy mix and the transition of the traditional electric grid towards a more intelligent, flexible and interactive syste</meta:user-defined>
    <meta:user-defined meta:name="ZOTERO_BREF_IqTfwMYFRTQy_3" meta:value-type="string">m, has brought electrical load forecasting to the foreground of smart grid planning and operation. Predicting the electric load is a challenging task due to its high volatility and uncertainty, either when it refers to the distribution system or to a sing</meta:user-defined>
    <meta:user-defined meta:name="ZOTERO_BREF_IqTfwMYFRTQy_4" meta:value-type="string">le household. In this paper, a novel methodology is introduced which leverages the advantages of the state-of-the-art deep learning algorithms and specifically the Convolution Neural Nets (CNN). The main feature of the proposed methodology is the exploita</meta:user-defined>
    <meta:user-defined meta:name="ZOTERO_BREF_IqTfwMYFRTQy_5" meta:value-type="string">tion of the statistical properties of each time series dataset, so as to optimize the hyper-parameters of the neural network and in addition transform the given dataset into a form that allows maximum exploitation of the CNN algorithm’s advantages. The pr</meta:user-defined>
    <meta:user-defined meta:name="ZOTERO_BREF_IqTfwMYFRTQy_6" meta:value-type="string">oposed algorithm is compared with the LSTM (Long Short Term Memory) technique which is the state of the art solution for electric load forecasting. The evaluation of the algorithms was conducted by employing three open-source, publicly available datasets.</meta:user-defined>
    <meta:user-defined meta:name="ZOTERO_BREF_IqTfwMYFRTQy_7" meta:value-type="string"> The experimental results show strong evidence of the effectiveness of the proposed methodology.","container-title":"Applied Sciences","DOI":"10.3390/app11010158","ISSN":"2076-3417","issue":"1","journalAbbreviation":"Applied Sciences","language":"en","lic</meta:user-defined>
    <meta:user-defined meta:name="ZOTERO_BREF_IqTfwMYFRTQy_8" meta:value-type="string">ense":"https://creativecommons.org/licenses/by/4.0/","page":"158","source":"DOI.org (Crossref)","title":"Short Term Electric Load Forecasting Based on Data Transformation and Statistical Machine Learning","volume":"11","author":[{"family":"Andriopoulos","</meta:user-defined>
    <meta:user-defined meta:name="ZOTERO_BREF_IqTfwMYFRTQy_9" meta:value-type="string">given":"Nikos"},{"family":"Magklaras","given":"Aristeidis"},{"family":"Birbas","given":"Alexios"},{"family":"Papalexopoulos","given":"Alex"},{"family":"Valouxis","given":"Christos"},{"family":"Daskalaki","given":"Sophia"},{"family":"Birbas","given":"Micha</meta:user-defined>
    <meta:user-defined meta:name="ZOTERO_BREF_Q3E5cw5e2j8111_1" meta:value-type="string">ZOTERO_ITEM CSL_CITATION {"citationID":"fCUArUON","properties":{"formattedCitation":"(Javed et al., 2021)","plainCitation":"(Javed et al., 2021)","noteIndex":0},"citationItems":[{"id":27,"uris":["http://zotero.org/users/14053107/items/KSQADPFL"],"itemData</meta:user-defined>
    <meta:user-defined meta:name="ZOTERO_BREF_Q3E5cw5e2j8111_10" meta:value-type="string">ily":"Ansari","given":"Ejaz A."},{"family":"Shabbir","given":"Noman"},{"family":"Kütt","given":"Lauri"},{"family":"Husev","given":"Oleksandr"}],"issued":{"date-parts":[["2021",9,3]]}}}],"schema":"https://github.com/citation-style-language/schema/raw/maste</meta:user-defined>
    <meta:user-defined meta:name="ZOTERO_BREF_Q3E5cw5e2j8111_11" meta:value-type="string">r/csl-citation.json"}</meta:user-defined>
    <meta:user-defined meta:name="ZOTERO_BREF_Q3E5cw5e2j8111_2" meta:value-type="string">":{"id":27,"type":"article-journal","abstract":"Power system planning in numerous electric utilities merely relies on the conventional statistical methodologies, such as ARIMA for short-term electrical load forecasting, which is incapable of determining t</meta:user-defined>
    <meta:user-defined meta:name="ZOTERO_BREF_Q3E5cw5e2j8111_3" meta:value-type="string">he non-linearities induced by the non-linear seasonal data, which affect the electrical load. This research work presents a comprehensive overview of modern linear and non-linear parametric modeling techniques for short-term electrical load forecasting to</meta:user-defined>
    <meta:user-defined meta:name="ZOTERO_BREF_Q3E5cw5e2j8111_4" meta:value-type="string"> ensure stable and reliable power system operations by mitigating non-linearities in electrical load data. Based on the findings of exploratory data analysis, the temporal and climatic factors are identified as the potential input features in these modeli</meta:user-defined>
    <meta:user-defined meta:name="ZOTERO_BREF_Q3E5cw5e2j8111_5" meta:value-type="string">ng techniques. The real-time electrical load and meteorological data of the city of Lahore in Pakistan are considered to analyze the reliability of different state-of-the-art linear and non-linear parametric methodologies. Based on performance indices, su</meta:user-defined>
    <meta:user-defined meta:name="ZOTERO_BREF_Q3E5cw5e2j8111_6" meta:value-type="string">ch as Root Mean Square Error (RMSE), Mean Absolute Percentage Error (MAPE) and Mean Absolute Error (MAE), the qualitative and quantitative comparisons have been conferred among these scientific rationales. The experimental results reveal that the ANN–LM w</meta:user-defined>
    <meta:user-defined meta:name="ZOTERO_BREF_Q3E5cw5e2j8111_7" meta:value-type="string">ith a single hidden layer performs relatively better in terms of performance indices compared to OE, ARX, ARMAX, SVM, ANN–PSO, KNN, ANN–LM with two hidden layers and bootstrap aggregation models.","container-title":"Energies","DOI":"10.3390/en14175510","I</meta:user-defined>
    <meta:user-defined meta:name="ZOTERO_BREF_Q3E5cw5e2j8111_8" meta:value-type="string">SSN":"1996-1073","issue":"17","journalAbbreviation":"Energies","language":"en","license":"https://creativecommons.org/licenses/by/4.0/","page":"5510","source":"DOI.org (Crossref)","title":"Exploratory Data Analysis Based Short-Term Electrical Load Forecas</meta:user-defined>
    <meta:user-defined meta:name="ZOTERO_BREF_Q3E5cw5e2j8111_9" meta:value-type="string">ting: A Comprehensive Analysis","title-short":"Exploratory Data Analysis Based Short-Term Electrical Load Forecasting","volume":"14","author":[{"family":"Javed","given":"Umar"},{"family":"Ijaz","given":"Khalid"},{"family":"Jawad","given":"Muhammad"},{"fam</meta:user-defined>
    <meta:user-defined meta:name="ZOTERO_BREF_Q3E5cw5e2j81_1" meta:value-type="string">ZOTERO_ITEM CSL_CITATION {"citationID":"fCUArUON","properties":{"formattedCitation":"(Javed et al., 2021)","plainCitation":"(Javed et al., 2021)","noteIndex":0},"citationItems":[{"id":27,"uris":["http://zotero.org/users/14053107/items/KSQADPFL"],"itemData</meta:user-defined>
    <meta:user-defined meta:name="ZOTERO_BREF_Q3E5cw5e2j81_10" meta:value-type="string">ily":"Ansari","given":"Ejaz A."},{"family":"Shabbir","given":"Noman"},{"family":"Kütt","given":"Lauri"},{"family":"Husev","given":"Oleksandr"}],"issued":{"date-parts":[["2021",9,3]]}}}],"schema":"https://github.com/citation-style-language/schema/raw/maste</meta:user-defined>
    <meta:user-defined meta:name="ZOTERO_BREF_Q3E5cw5e2j81_11" meta:value-type="string">r/csl-citation.json"}</meta:user-defined>
    <meta:user-defined meta:name="ZOTERO_BREF_Q3E5cw5e2j81_2" meta:value-type="string">":{"id":27,"type":"article-journal","abstract":"Power system planning in numerous electric utilities merely relies on the conventional statistical methodologies, such as ARIMA for short-term electrical load forecasting, which is incapable of determining t</meta:user-defined>
    <meta:user-defined meta:name="ZOTERO_BREF_Q3E5cw5e2j81_3" meta:value-type="string">he non-linearities induced by the non-linear seasonal data, which affect the electrical load. This research work presents a comprehensive overview of modern linear and non-linear parametric modeling techniques for short-term electrical load forecasting to</meta:user-defined>
    <meta:user-defined meta:name="ZOTERO_BREF_Q3E5cw5e2j81_4" meta:value-type="string"> ensure stable and reliable power system operations by mitigating non-linearities in electrical load data. Based on the findings of exploratory data analysis, the temporal and climatic factors are identified as the potential input features in these modeli</meta:user-defined>
    <meta:user-defined meta:name="ZOTERO_BREF_Q3E5cw5e2j81_5" meta:value-type="string">ng techniques. The real-time electrical load and meteorological data of the city of Lahore in Pakistan are considered to analyze the reliability of different state-of-the-art linear and non-linear parametric methodologies. Based on performance indices, su</meta:user-defined>
    <meta:user-defined meta:name="ZOTERO_BREF_Q3E5cw5e2j81_6" meta:value-type="string">ch as Root Mean Square Error (RMSE), Mean Absolute Percentage Error (MAPE) and Mean Absolute Error (MAE), the qualitative and quantitative comparisons have been conferred among these scientific rationales. The experimental results reveal that the ANN–LM w</meta:user-defined>
    <meta:user-defined meta:name="ZOTERO_BREF_Q3E5cw5e2j81_7" meta:value-type="string">ith a single hidden layer performs relatively better in terms of performance indices compared to OE, ARX, ARMAX, SVM, ANN–PSO, KNN, ANN–LM with two hidden layers and bootstrap aggregation models.","container-title":"Energies","DOI":"10.3390/en14175510","I</meta:user-defined>
    <meta:user-defined meta:name="ZOTERO_BREF_Q3E5cw5e2j81_8" meta:value-type="string">SSN":"1996-1073","issue":"17","journalAbbreviation":"Energies","language":"en","license":"https://creativecommons.org/licenses/by/4.0/","page":"5510","source":"DOI.org (Crossref)","title":"Exploratory Data Analysis Based Short-Term Electrical Load Forecas</meta:user-defined>
    <meta:user-defined meta:name="ZOTERO_BREF_Q3E5cw5e2j81_9" meta:value-type="string">ting: A Comprehensive Analysis","title-short":"Exploratory Data Analysis Based Short-Term Electrical Load Forecasting","volume":"14","author":[{"family":"Javed","given":"Umar"},{"family":"Ijaz","given":"Khalid"},{"family":"Jawad","given":"Muhammad"},{"fam</meta:user-defined>
    <meta:user-defined meta:name="ZOTERO_BREF_RkR1Pn4zPIOW_1" meta:value-type="string">ZOTERO_ITEM CSL_CITATION {"citationID":"SLTpHrd0","properties":{"formattedCitation":"(AEMO, 2023)","plainCitation":"(AEMO, 2023)","noteIndex":0},"citationItems":[{"id":37,"uris":["http://zotero.org/users/14053107/items/PBXINQZ9"],"itemData":{"id":37,"type</meta:user-defined>
    <meta:user-defined meta:name="ZOTERO_BREF_RkR1Pn4zPIOW_2" meta:value-type="string">":"document","title":"Forecasting Approach – Electricity Demand Forecasting Methodology","author":[{"family":"AEMO","given":""}],"issued":{"date-parts":[["2023"]]}}}],"schema":"https://github.com/citation-style-language/schema/raw/master/csl-citation.json</meta:user-defined>
    <meta:user-defined meta:name="ZOTERO_BREF_RkR1Pn4zPIOW_3" meta:value-type="string">"}</meta:user-defined>
    <meta:user-defined meta:name="ZOTERO_BREF_Rvgl6KTQTBlc_1" meta:value-type="string"/>
    <meta:user-defined meta:name="ZOTERO_BREF_WFcxLM46qmaT_1" meta:value-type="string"/>
    <meta:user-defined meta:name="ZOTERO_BREF_lv7dbPoy9Qsw_1" meta:value-type="string">ZOTERO_ITEM CSL_CITATION {"citationID":"UjATFscx","properties":{"formattedCitation":"(Veeramsetty et al., 2021)","plainCitation":"(Veeramsetty et al., 2021)","noteIndex":0},"citationItems":[{"id":12,"uris":["http://zotero.org/users/14053107/items/7GKXAMRR</meta:user-defined>
    <meta:user-defined meta:name="ZOTERO_BREF_lv7dbPoy9Qsw_10" meta:value-type="string">on"}</meta:user-defined>
    <meta:user-defined meta:name="ZOTERO_BREF_lv7dbPoy9Qsw_2" meta:value-type="string">"],"itemData":{"id":12,"type":"article-journal","abstract":"Summary\nElectric load estimation is an important activity for electrical power system operators to operate the system stably and optimally. This paper develops a machine learning model with a lo</meta:user-defined>
    <meta:user-defined meta:name="ZOTERO_BREF_lv7dbPoy9Qsw_3" meta:value-type="string">ng short‐term memory and a factor analysis to predict the load at a specific hour of the day on an electrical power substation. Historical load data from the 33‐/11‐kV substation near Kakatiya University in Warangal are taken at each hour of the day for t</meta:user-defined>
    <meta:user-defined meta:name="ZOTERO_BREF_lv7dbPoy9Qsw_4" meta:value-type="string">he period from September 2018 to November 2018. A new long short‐term memory architecture with factor analysis is being designed based on the approach used to predict substation loads by simulation in Microsoft Azure Notebooks. Based on the study, it was </meta:user-defined>
    <meta:user-defined meta:name="ZOTERO_BREF_lv7dbPoy9Qsw_5" meta:value-type="string">found that the proposed design predicts loads with good accuracy.\nThe versions of the LSTM, i.e., LSTM‐HAM‐Model1 and LSTM‐DAM‐Model1, have been designed to forecast loads with reasonable precision relative to current simple neural networks so that utili</meta:user-defined>
    <meta:user-defined meta:name="ZOTERO_BREF_lv7dbPoy9Qsw_6" meta:value-type="string">ties can trade energy efficiently. The lightweight models, e.g., LSTM‐HAM‐Model2 and LSTMDAM‐Model2, were developed by reducing input features using factor analysis. These lightweight models predict the load with almost same precision as the initial model</meta:user-defined>
    <meta:user-defined meta:name="ZOTERO_BREF_lv7dbPoy9Qsw_7" meta:value-type="string">s. In the smart cities, the proposed models will help power utilities trade electricity efficiently.","container-title":"International journal of circuit theory and applications","DOI":"10.1002/cta.2928","ISSN":"0098-9886","issue":"6","language":"eng","no</meta:user-defined>
    <meta:user-defined meta:name="ZOTERO_BREF_lv7dbPoy9Qsw_8" meta:value-type="string">te":"publisher-place: HOBOKEN\npublisher: Wiley","page":"1678–1703","source":"primoa.library.unsw.edu.au","title":"Short‐term electric power load forecasting using factor analysis and long short‐term memory for smart cities","volume":"49","author":[{"fami</meta:user-defined>
    <meta:user-defined meta:name="ZOTERO_BREF_lv7dbPoy9Qsw_9" meta:value-type="string">ly":"Veeramsetty","given":"Venkataramana"},{"family":"Chandra","given":"D. Rakesh"},{"family":"Salkuti","given":"Surender Reddy"}],"issued":{"date-parts":[["2021"]]}}}],"schema":"https://github.com/citation-style-language/schema/raw/master/csl-citation.js</meta:user-defined>
    <meta:user-defined meta:name="ZOTERO_BREF_pIOdZGW2jDbn_1" meta:value-type="string">ZOTERO_ITEM CSL_CITATION {"citationID":"nCjoy2ED","properties":{"formattedCitation":"(Andriopoulos et al., 2020)","plainCitation":"(Andriopoulos et al., 2020)","noteIndex":0},"citationItems":[{"id":24,"uris":["http://zotero.org/users/14053107/items/N743WV</meta:user-defined>
    <meta:user-defined meta:name="ZOTERO_BREF_pIOdZGW2jDbn_10" meta:value-type="string">el"},{"family":"Housos","given":"Efthymios"},{"family":"Papaioannou","given":"George P."}],"issued":{"date-parts":[["2020",12,26]]}}}],"schema":"https://github.com/citation-style-language/schema/raw/master/csl-citation.json"}</meta:user-defined>
    <meta:user-defined meta:name="ZOTERO_BREF_pIOdZGW2jDbn_2" meta:value-type="string">XY"],"itemData":{"id":24,"type":"article-journal","abstract":"The continuous penetration of renewable energy resources (RES) into the energy mix and the transition of the traditional electric grid towards a more intelligent, flexible and interactive syste</meta:user-defined>
    <meta:user-defined meta:name="ZOTERO_BREF_pIOdZGW2jDbn_3" meta:value-type="string">m, has brought electrical load forecasting to the foreground of smart grid planning and operation. Predicting the electric load is a challenging task due to its high volatility and uncertainty, either when it refers to the distribution system or to a sing</meta:user-defined>
    <meta:user-defined meta:name="ZOTERO_BREF_pIOdZGW2jDbn_4" meta:value-type="string">le household. In this paper, a novel methodology is introduced which leverages the advantages of the state-of-the-art deep learning algorithms and specifically the Convolution Neural Nets (CNN). The main feature of the proposed methodology is the exploita</meta:user-defined>
    <meta:user-defined meta:name="ZOTERO_BREF_pIOdZGW2jDbn_5" meta:value-type="string">tion of the statistical properties of each time series dataset, so as to optimize the hyper-parameters of the neural network and in addition transform the given dataset into a form that allows maximum exploitation of the CNN algorithm’s advantages. The pr</meta:user-defined>
    <meta:user-defined meta:name="ZOTERO_BREF_pIOdZGW2jDbn_6" meta:value-type="string">oposed algorithm is compared with the LSTM (Long Short Term Memory) technique which is the state of the art solution for electric load forecasting. The evaluation of the algorithms was conducted by employing three open-source, publicly available datasets.</meta:user-defined>
    <meta:user-defined meta:name="ZOTERO_BREF_pIOdZGW2jDbn_7" meta:value-type="string"> The experimental results show strong evidence of the effectiveness of the proposed methodology.","container-title":"Applied Sciences","DOI":"10.3390/app11010158","ISSN":"2076-3417","issue":"1","journalAbbreviation":"Applied Sciences","language":"en","lic</meta:user-defined>
    <meta:user-defined meta:name="ZOTERO_BREF_pIOdZGW2jDbn_8" meta:value-type="string">ense":"https://creativecommons.org/licenses/by/4.0/","page":"158","source":"DOI.org (Crossref)","title":"Short Term Electric Load Forecasting Based on Data Transformation and Statistical Machine Learning","volume":"11","author":[{"family":"Andriopoulos","</meta:user-defined>
    <meta:user-defined meta:name="ZOTERO_BREF_pIOdZGW2jDbn_9" meta:value-type="string">given":"Nikos"},{"family":"Magklaras","given":"Aristeidis"},{"family":"Birbas","given":"Alexios"},{"family":"Papalexopoulos","given":"Alex"},{"family":"Valouxis","given":"Christos"},{"family":"Daskalaki","given":"Sophia"},{"family":"Birbas","given":"Micha</meta:user-defined>
    <meta:user-defined meta:name="ZOTERO_PREF_1" meta:value-type="string">&lt;data data-version="3" zotero-version="6.0.36"&gt;&lt;session id="AEfa9JFu"/&gt;&lt;style id="http://www.zotero.org/styles/harvard-educational-review" hasBibliography="1" bibliographyStyleHasBeenSet="0"/&gt;&lt;prefs&gt;&lt;pref name="fieldType" value="Bookmark"/&gt;&lt;pref name="aut</meta:user-defined>
    <meta:user-defined meta:name="ZOTERO_PREF_2" meta:value-type="string">omaticJournalAbbreviations" value="true"/&gt;&lt;/prefs&gt;&lt;/data&gt;</meta:user-defined>
  </office:meta>
</office:document-meta>
</file>